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88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85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1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Liberation Mono1" fo:font-size="12pt" style:font-size-asian="12pt" style:font-size-complex="12pt"/>
    </style:style>
    <style:style style:name="P5" style:family="paragraph">
      <style:text-properties style:font-name="Liberation Mono1" fo:font-size="10pt" style:font-size-asian="10pt" style:font-size-complex="10pt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48cm" svg:height="5.58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858cm" svg:height="3.937cm" svg:x="1.50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6.225cm" svg:height="0.738cm" svg:x="1.506cm" svg:y="1.535cm">
          <draw:text-box>
            <text:p><text:span text:style-name="T1">gradle uploadArchives</text:span></text:p>
          </draw:text-box>
        </draw:frame>
        <draw:frame draw:style-name="gr4" draw:text-style-name="P4" draw:layer="layout" svg:width="2.032cm" svg:height="0.738cm" svg:x="14.697cm" svg:y="5.855cm">
          <draw:text-box>
            <text:p text:style-name="P3"><text:span text:style-name="T1">host</text:span></text:p>
          </draw:text-box>
        </draw:frame>
        <draw:custom-shape draw:style-name="gr5" draw:text-style-name="P1" draw:layer="layout" svg:width="6.858cm" svg:height="0.889cm" svg:x="9.382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294cm" svg:height="0.738cm" svg:x="9.406cm" svg:y="1.535cm">
          <draw:text-box>
            <text:p><text:span text:style-name="T1">myregistrygui</text:span></text:p>
          </draw:text-box>
        </draw:frame>
        <draw:line draw:style-name="gr6" draw:text-style-name="P1" draw:layer="layout" svg:x1="4.683cm" svg:y1="4.175cm" svg:x2="9.255cm" svg:y2="3.54cm">
          <text:p/>
        </draw:line>
        <draw:line draw:style-name="gr6" draw:text-style-name="P1" draw:layer="layout" svg:x1="5.191cm" svg:y1="4.556cm" svg:x2="9.001cm" svg:y2="4.937cm">
          <text:p/>
        </draw:line>
        <draw:custom-shape draw:style-name="gr7" draw:text-style-name="P1" draw:layer="layout" svg:width="6.858cm" svg:height="0.889cm" svg:x="9.382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291cm" svg:height="0.738cm" svg:x="9.409cm" svg:y="3.045cm">
          <draw:text-box>
            <text:p><text:span text:style-name="T1">myregistry</text:span></text:p>
          </draw:text-box>
        </draw:frame>
        <draw:line draw:style-name="gr6" draw:text-style-name="P1" draw:layer="layout" svg:x1="10.525cm" svg:y1="2.397cm" svg:x2="10.525cm" svg:y2="3.032cm">
          <text:p/>
        </draw:line>
        <draw:frame draw:style-name="gr9" draw:text-style-name="P5" draw:layer="layout" svg:width="6.731cm" svg:height="2.261cm" svg:x="1.51cm" svg:y="2.652cm">
          <draw:text-box>
            <text:p><text:span text:style-name="T2">Baut jar/zip </text:span></text:p>
            <text:p><text:span text:style-name="T2">Erzeugt Dockerfile</text:span></text:p>
            <text:p><text:span text:style-name="T2">Erzeugt Image</text:span></text:p>
            <text:p><text:span text:style-name="T2">Push Images</text:span></text:p>
            <text:p><text:span text:style-name="T2">Upload Artefakte</text:span></text:p>
          </draw:text-box>
        </draw:frame>
        <draw:custom-shape draw:style-name="gr10" draw:text-style-name="P1" draw:layer="layout" svg:width="6.858cm" svg:height="0.889cm" svg:x="9.382cm" svg:y="4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291cm" svg:height="0.738cm" svg:x="9.41cm" svg:y="4.545cm">
          <draw:text-box>
            <text:p><text:span text:style-name="T1">mynex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Nautsch</meta:initial-creator>
    <meta:creation-date>2014-10-31T19:53:20.142560474</meta:creation-date>
    <dc:date>2014-11-02T19:40:48.256084446</dc:date>
    <dc:creator>Oliver Nautsch</dc:creator>
    <meta:editing-duration>PT15M42S</meta:editing-duration>
    <meta:editing-cycles>10</meta:editing-cycles>
    <meta:generator>LibreOffice/4.2.6.3$Linux_X86_64 LibreOffice_project/420m0$Build-3</meta:generator>
    <meta:document-statistic meta:object-count="14"/>
  </office:meta>
</office:document-meta>
</file>